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7429in"/>
    </style:style>
    <style:style style:name="co5" style:family="table-column">
      <style:table-column-properties fo:break-before="auto" style:column-width="2.1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10"/>
        <table:table-row table:style-name="ro1">
          <table:table-cell table:style-name="Default"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style-name="ce2"/>
          <table:covered-table-cell table:style-name="ce2"/>
          <table:covered-table-cell table:style-name="ce2"/>
          <table:table-cell table:style-name="ce2" table:number-columns-repeated="3"/>
          <table:table-cell table:style-name="ce9" office:value-type="string" table:number-columns-spanned="2" table:number-rows-spanned="1">
            <text:p>Train size</text:p>
          </table:table-cell>
          <table:covered-table-cell table:style-name="ce9"/>
          <table:table-cell table:style-name="ce9" office:value-type="string" table:number-columns-spanned="2" table:number-rows-spanned="1">
            <text:p>Test size</text:p>
          </table:table-cell>
          <table:covered-table-cell table:style-name="ce9"/>
          <table:table-cell table:style-name="Default"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formula="of:=([.M3]+[.O3])/([.L3]+[.N3])" office:value-type="float" office:value="38.3808741373644">
            <text:p>38.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formula="of:=([.M4]+[.O4])/([.L4]+[.N4])" office:value-type="float" office:value="14.8363210044626">
            <text:p>14.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  <table:table-cell table:number-columns-repeated="4"/>
          <table:table-cell table:formula="of:=([.M5]+[.O5])/([.L5]+[.N5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/>
          <table:table-cell table:number-columns-repeated="4"/>
          <table:table-cell table:formula="of:=([.M6]+[.O6])/([.L6]+[.N6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formula="of:=([.M7]+[.O7])/([.L7]+[.N7])" office:value-type="float" office:value="17.0378167641326">
            <text:p>17.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formula="of:=([.M8]+[.O8])/([.L8]+[.N8])" office:value-type="float" office:value="18.1854136429608">
            <text:p>18.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5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formula="of:=([.M9]+[.O9])/([.L9]+[.N9])" office:value-type="float" office:value="17.9039978958443">
            <text:p>17.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6" office:value-type="string">
            <text:p>YES</text:p>
          </table:table-cell>
          <table:table-cell table:number-columns-repeated="3"/>
          <table:table-cell table:style-name="ce6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0]+[.O10])/([.L10]+[.N10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/>
          <table:table-cell table:number-columns-repeated="4"/>
          <table:table-cell table:formula="of:=([.M11]+[.O11])/([.L11]+[.N11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formula="of:=([.M12]+[.O12])/([.L12]+[.N12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6" office:value-type="string">
            <text:p>YES</text:p>
          </table:table-cell>
          <table:table-cell table:number-columns-repeated="3"/>
          <table:table-cell table:style-name="ce6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3]+[.O13])/([.L13]+[.N13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/>
          <table:table-cell table:number-columns-repeated="4"/>
          <table:table-cell table:formula="of:=([.M14]+[.O14])/([.L14]+[.N14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  <table:table-cell table:number-columns-repeated="4"/>
          <table:table-cell table:formula="of:=([.M15]+[.O15])/([.L15]+[.N15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formula="of:=([.M16]+[.O16])/([.L16]+[.N16])" office:value-type="float" office:value="21.6598692403487">
            <text:p>21.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formula="of:=([.M17]+[.O17])/([.L17]+[.N17])" office:value-type="float" office:value="22.7136052396547">
            <text:p>22.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5" office:value-type="string">
            <text:p>YES: Verbmobil</text:p>
          </table:table-cell>
          <table:table-cell/>
          <table:table-cell table:style-name="ce6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6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formula="of:=([.M18]+[.O18])/([.L18]+[.N18])" office:value-type="float" office:value="8.85326423703036">
            <text:p>8.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/>
          <table:table-cell table:number-columns-repeated="4"/>
          <table:table-cell table:formula="of:=([.M19]+[.O19])/([.L19]+[.N19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5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formula="of:=([.M20]+[.O20])/([.L20]+[.N20])" office:value-type="float" office:value="14.6089552238806">
            <text:p>14.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formula="of:=([.M21]+[.O21])/([.L21]+[.N21])" office:value-type="float" office:value="22.7102254514371">
            <text:p>22.7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Syntagrus?</text:p>
          </table:table-cell>
          <table:table-cell table:style-name="ce7"/>
          <table:table-cell office:value-type="string">
            <text:p>Probably OK</text:p>
          </table:table-cell>
          <table:table-cell office:value-type="string">
            <text:p>Dan got in 2006 a copy from Igor Boguslavskij and promised to let him know about interesting outcomes.</text:p>
          </table:table-cell>
          <table:table-cell table:number-columns-repeated="4"/>
          <table:table-cell table:formula="of:=([.M22]+[.O22])/([.L22]+[.N22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formula="of:=([.M23]+[.O23])/([.L23]+[.N23])" office:value-type="float" office:value="18.150826446281">
            <text:p>18.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formula="of:=([.M24]+[.O24])/([.L24]+[.N24])" office:value-type="float" office:value="17.2445980229201">
            <text:p>17.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office:value-type="float" office:value="480">
            <text:p>480</text:p>
          </table:table-cell>
          <table:table-cell office:value-type="float" office:value="7592">
            <text:p>7592</text:p>
          </table:table-cell>
          <table:table-cell office:value-type="float" office:value="120">
            <text:p>120</text:p>
          </table:table-cell>
          <table:table-cell office:value-type="float" office:value="1989">
            <text:p>1989</text:p>
          </table:table-cell>
          <table:table-cell table:formula="of:=([.M25]+[.O25])/([.L25]+[.N25])" office:value-type="float" office:value="15.9683333333333">
            <text:p>15.9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/>
          <table:table-cell table:number-columns-repeated="4"/>
          <table:table-cell table:formula="of:=([.M26]+[.O26])/([.L26]+[.N26])" office:value-type="float" office:value="0">
            <text:p>#DIV/0!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5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formula="of:=([.M27]+[.O27])/([.L27]+[.N27])" office:value-type="float" office:value="11.743049705139">
            <text:p>11.7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office:value-type="string">
            <text:p>YES: Sinica</text:p>
          </table:table-cell>
          <table:table-cell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8" office:value-type="string">
            <text:p>OK: ÚFAL has bought a license, Pavel Straňák was the negotiating person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formula="of:=([.M28]+[.O28])/([.L28]+[.N28])" office:value-type="float" office:value="0">
            <text:p>#DIV/0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06/29/2011</text:date>, <text:time>13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9T13:07:44</dc:date>
    <dc:creator>ramasamy </dc:creator>
    <meta:editing-duration>PT07H24M44S</meta:editing-duration>
    <meta:editing-cycles>29</meta:editing-cycles>
    <meta:generator>OpenOffice.org/3.2$Linux OpenOffice.org_project/320m12$Build-9483</meta:generator>
    <meta:document-statistic meta:table-count="1" meta:cell-count="330" meta:object-count="0"/>
  </office:meta>
</office:document-meta>
</file>